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Disciplinary_Actions_Public_Pro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isciplinary_Actions_Public_Pro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Disciplinary Actions - Public Property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401">
            <text:p>4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01">
            <text:p>4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01">
            <text:p>4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1040">
            <text:p>10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1040">
            <text:p>10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3">
            <text:p>3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277">
            <text:p>12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5">
            <text:p>9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816">
            <text:p>18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816">
            <text:p>18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816">
            <text:p>18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1816">
            <text:p>18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983">
            <text:p>49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96">
            <text:p>6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ichmond Office</text:p>
          </table:table-cell>
          <table:table-cell table:style-name="ce21" office:value-type="float" office:value="696">
            <text:p>6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oanoke Office</text:p>
          </table:table-cell>
          <table:table-cell table:style-name="ce21" office:value-type="float" office:value="696">
            <text:p>6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">
            <text:p>2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80">
            <text:p>233480</text:p>
          </table:table-cell>
          <table:table-cell table:style-name="ce21" office:value-type="string">
            <text:p>Bon Secours St Mary's Hospital School of Medical Imag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8">
            <text:p>16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921">
            <text:p>9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5">
            <text:p>8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1">
            <text:p>1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0306">
            <text:p>430306</text:p>
          </table:table-cell>
          <table:table-cell table:style-name="ce21" office:value-type="string">
            <text:p>Cayce Reilly School of Massotherap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66">
            <text:p>5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5466">
            <text:p>5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5466">
            <text:p>5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ppomattox Center</text:p>
          </table:table-cell>
          <table:table-cell table:style-name="ce21" office:value-type="float" office:value="5466">
            <text:p>5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herst Center</text:p>
          </table:table-cell>
          <table:table-cell table:style-name="ce21" office:value-type="float" office:value="5466">
            <text:p>5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1592">
            <text:p>451592</text:p>
          </table:table-cell>
          <table:table-cell table:style-name="ce21" office:value-type="string">
            <text:p>Centura College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95">
            <text:p>1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29">
            <text:p>2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81">
            <text:p>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046">
            <text:p>10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227">
            <text:p>2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16">
            <text:p>49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VIMS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C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Newport News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5983">
            <text:p>455983</text:p>
          </table:table-cell>
          <table:table-cell table:style-name="ce21" office:value-type="string">
            <text:p>Columbia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1">
            <text:p>15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34">
            <text:p>45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1868">
            <text:p>18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outh Hamptons Road Campus</text:p>
          </table:table-cell>
          <table:table-cell table:style-name="ce21" office:value-type="float" office:value="1868">
            <text:p>18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enter</text:p>
          </table:table-cell>
          <table:table-cell table:style-name="ce21" office:value-type="float" office:value="1868">
            <text:p>18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1617">
            <text:p>451617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7">
            <text:p>15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2">
            <text:p>10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ECPI University - Richmond (South)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ECPI University - Richmond (Innsbrook)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ECPI University - Richmond (West)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759">
            <text:p>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0">
            <text:p>9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0599">
            <text:p>450599</text:p>
          </table:table-cell>
          <table:table-cell table:style-name="ce21" office:value-type="string">
            <text:p>Empire Beauty School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Richmond- VA</text:p>
          </table:table-cell>
          <table:table-cell table:style-name="ce21" office:value-type="float" office:value="148">
            <text:p>1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757">
            <text:p>7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916">
            <text:p>9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475">
            <text:p>4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8">
            <text:p>5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84">
            <text:p>14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5">
            <text:p>4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447">
            <text:p>4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7582">
            <text:p>7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7582">
            <text:p>7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7582">
            <text:p>7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5390">
            <text:p>455390</text:p>
          </table:table-cell>
          <table:table-cell table:style-name="ce21" office:value-type="string">
            <text:p>Global Healt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6">
            <text:p>2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3">
            <text:p>2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54">
            <text:p>52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5254">
            <text:p>52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343">
            <text:p>3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24">
            <text:p>10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8122">
            <text:p>458122</text:p>
          </table:table-cell>
          <table:table-cell table:style-name="ce21" office:value-type="string">
            <text:p>Institute of Advanced Medical Esthetic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15">
            <text:p>7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35">
            <text:p>12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6">
            <text:p>8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9602">
            <text:p>459602</text:p>
          </table:table-cell>
          <table:table-cell table:style-name="ce21" office:value-type="string">
            <text:p>ITT Technical Institute-Salem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">
            <text:p>1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76">
            <text:p>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2629">
            <text:p>126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2629">
            <text:p>126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2629">
            <text:p>126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9434">
            <text:p>194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9434">
            <text:p>194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9434">
            <text:p>194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32">
            <text:p>10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18">
            <text:p>105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10518">
            <text:p>105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10518">
            <text:p>105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Johnston-Willis Campus</text:p>
          </table:table-cell>
          <table:table-cell table:style-name="ce21" office:value-type="float" office:value="10518">
            <text:p>105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1">
            <text:p>4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7005">
            <text:p>70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7005">
            <text:p>70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uray-Page County Center</text:p>
          </table:table-cell>
          <table:table-cell table:style-name="ce21" office:value-type="float" office:value="7005">
            <text:p>70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227">
            <text:p>2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9">
            <text:p>18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572">
            <text:p>35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954">
            <text:p>9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954">
            <text:p>9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954">
            <text:p>9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464">
            <text:p>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04">
            <text:p>34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178">
            <text:p>5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964">
            <text:p>69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89">
            <text:p>32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656">
            <text:p>16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656">
            <text:p>16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95">
            <text:p>449995</text:p>
          </table:table-cell>
          <table:table-cell table:style-name="ce21" office:value-type="string">
            <text:p>Paul Mitchell the School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ul Mitchell The School Tysons Corner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51">
            <text:p>55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07">
            <text:p>90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24">
            <text:p>5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22">
            <text:p>12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757">
            <text:p>37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3757">
            <text:p>37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17">
            <text:p>52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587">
            <text:p>15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559">
            <text:p>5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04">
            <text:p>21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249">
            <text:p>2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566">
            <text:p>5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744">
            <text:p>7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79">
            <text:p>36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41">
            <text:p>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9259">
            <text:p>459259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341">
            <text:p>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1608">
            <text:p>451608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7">
            <text:p>7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6353">
            <text:p>63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55">
            <text:p>3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85">
            <text:p>13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oodbridge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Fredericksburg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lexandria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Loudoun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anassas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Henrico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Chesterfield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hesapeake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ewport News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Virginia Beach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2251">
            <text:p>22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6010">
            <text:p>456010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161">
            <text:p>1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990">
            <text:p>19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86">
            <text:p>110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Regional Automotive Center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Portsmouth Campus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3">
            <text:p>2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3">
            <text:p>2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73">
            <text:p>2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203">
            <text:p>5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tafford Campus</text:p>
          </table:table-cell>
          <table:table-cell table:style-name="ce21" office:value-type="float" office:value="5203">
            <text:p>5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692">
            <text:p>6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05">
            <text:p>44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4391">
            <text:p>24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4391">
            <text:p>24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4391">
            <text:p>24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4391">
            <text:p>24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4391">
            <text:p>24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027">
            <text:p>32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027">
            <text:p>32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948">
            <text:p>29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86">
            <text:p>5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569">
            <text:p>15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Richmond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The Institute for Advanced Learning and Research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34">
            <text:p>56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5">
            <text:p>5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279">
            <text:p>12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778">
            <text:p>87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3">
            <text:p>21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523">
            <text:p>5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7069">
            <text:p>447069</text:p>
          </table:table-cell>
          <table:table-cell table:style-name="ce21" office:value-type="string">
            <text:p>Westwood College-Arlington Balls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26">
            <text:p>2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4068">
            <text:p>4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isciplinary_Actions_Public_Pro" style:display-name="PageStyle_Disciplinary_Actions_Public_Pro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